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6.02mm"/>
    </style:style>
    <style:style style:name="co13" style:family="table-column">
      <style:table-column-properties fo:break-before="auto" style:column-width="38.66mm"/>
    </style:style>
    <style:style style:name="co14" style:family="table-column">
      <style:table-column-properties fo:break-before="auto" style:column-width="36.48mm"/>
    </style:style>
    <style:style style:name="co15" style:family="table-column">
      <style:table-column-properties fo:break-before="auto" style:column-width="37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dddddd" fo:border="0.06pt solid #000000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ackground-color="transparent" fo:border="none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4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#dddddd" fo:border="0.06pt solid #000000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natif" table:style-name="ta1">
        <table:table-column table:style-name="co1" table:default-cell-style-name="ce15"/>
        <table:table-column table:style-name="co2" table:default-cell-style-name="ce10"/>
        <table:table-column table:style-name="co3" table:default-cell-style-name="ce9"/>
        <table:table-column table:style-name="co4" table:default-cell-style-name="ce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ce44" office:value-type="string" calcext:value-type="string" table:number-columns-spanned="4" table:number-rows-spanned="1">
            <text:p>Benchmark ran on host (x64_86)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TIMER</text:p>
            <text:p>data: 1 000 000 struct C</text:p>
          </table:table-cell>
          <table:covered-table-cell table:number-columns-repeated="2" table:style-name="ce15"/>
          <table:table-cell table:style-name="ce40"/>
          <table:table-cell table:style-name="ce42" table:number-columns-spanned="3" table:number-rows-spanned="1"/>
          <table:covered-table-cell table:number-columns-repeated="2" table:style-name="ce40"/>
          <table:table-cell table:style-name="ce40"/>
          <table:table-cell table:style-name="ce42" table:number-columns-spanned="3" table:number-rows-spanned="1"/>
          <table:covered-table-cell table:number-columns-repeated="2" table:style-name="ce40"/>
        </table:table-row>
        <table:table-row table:style-name="ro2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Without Ref:</text:p>
          </table:table-cell>
          <table:table-cell table:style-name="ce41" table:number-columns-repeated="8"/>
        </table:table-row>
        <table:table-row table:style-name="ro2">
          <table:table-cell table:style-name="ce3"/>
          <table:table-cell table:number-columns-repeated="3" table:style-name="ce8" office:value-type="string" calcext:value-type="string">
            <text:p>(ms)</text:p>
          </table:table-cell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3"/>
        </table:table-row>
        <table:table-row table:style-name="ro2">
          <table:table-cell table:style-name="ce4"/>
          <table:table-cell table:style-name="ce9"/>
          <table:table-cell/>
          <table:table-cell table:style-name="ce11"/>
          <table:table-cell table:style-name="ce40" table:number-columns-repeated="8"/>
        </table:table-row>
        <table:table-row table:style-name="ro2">
          <table:table-cell office:value-type="string" calcext:value-type="string">
            <text:p>JSON-C : MAP</text:p>
          </table:table-cell>
          <table:table-cell office:value-type="float" office:value="6277.830196" calcext:value-type="float">
            <text:p>6277,830196</text:p>
          </table:table-cell>
          <table:table-cell table:style-name="ce10" office:value-type="float" office:value="1200.892394" calcext:value-type="float">
            <text:p>1200,892394</text:p>
          </table:table-cell>
          <table:table-cell table:formula="of:=[.B7]-[.C7]" office:value-type="float" office:value="5076.937802" calcext:value-type="float">
            <text:p>5076,937802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9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JSON-C : ARRAY</text:p>
          </table:table-cell>
          <table:table-cell office:value-type="float" office:value="2998.7211" calcext:value-type="float">
            <text:p>2998,7211</text:p>
          </table:table-cell>
          <table:table-cell table:style-name="ce10" office:value-type="float" office:value="1191.661614" calcext:value-type="float">
            <text:p>1191,661614</text:p>
          </table:table-cell>
          <table:table-cell table:formula="of:=[.B9]-[.C9]" office:value-type="float" office:value="1807.059486" calcext:value-type="float">
            <text:p>1807,059486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FASTJSON : MAP</text:p>
          </table:table-cell>
          <table:table-cell office:value-type="float" office:value="5352.582007" calcext:value-type="float">
            <text:p>5352,582007</text:p>
          </table:table-cell>
          <table:table-cell table:style-name="ce10" office:value-type="float" office:value="1139.514328" calcext:value-type="float">
            <text:p>1139,514328</text:p>
          </table:table-cell>
          <table:table-cell table:formula="of:=[.B11]-[.C11]" office:value-type="float" office:value="4213.067679" calcext:value-type="float">
            <text:p>4213,067679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FASTJSON : ARRAY</text:p>
          </table:table-cell>
          <table:table-cell office:value-type="float" office:value="3949.364817" calcext:value-type="float">
            <text:p>3949,364817</text:p>
          </table:table-cell>
          <table:table-cell table:style-name="ce10" office:value-type="float" office:value="1200.40885" calcext:value-type="float">
            <text:p>1200,40885</text:p>
          </table:table-cell>
          <table:table-cell table:formula="of:=[.B13]-[.C13]" office:value-type="float" office:value="2748.955967" calcext:value-type="float">
            <text:p>2748,955967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STRINGJSON : MAP</text:p>
          </table:table-cell>
          <table:table-cell office:value-type="float" office:value="9230.529687" calcext:value-type="float">
            <text:p>9230,529687</text:p>
          </table:table-cell>
          <table:table-cell table:style-name="ce10" office:value-type="float" office:value="1210.041258" calcext:value-type="float">
            <text:p>1210,041258</text:p>
          </table:table-cell>
          <table:table-cell table:formula="of:=[.B15]-[.C15]" office:value-type="float" office:value="8020.488429" calcext:value-type="float">
            <text:p>8020,488429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STRINGJSON : ARRAY</text:p>
          </table:table-cell>
          <table:table-cell office:value-type="float" office:value="4840.940771" calcext:value-type="float">
            <text:p>4840,940771</text:p>
          </table:table-cell>
          <table:table-cell table:style-name="ce10" office:value-type="float" office:value="1208.35273" calcext:value-type="float">
            <text:p>1208,35273</text:p>
          </table:table-cell>
          <table:table-cell table:formula="of:=[.B17]-[.C17]" office:value-type="float" office:value="3632.588041" calcext:value-type="float">
            <text:p>3632,588041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CBOR : MAP</text:p>
          </table:table-cell>
          <table:table-cell office:value-type="float" office:value="4157.415162" calcext:value-type="float">
            <text:p>4157,415162</text:p>
          </table:table-cell>
          <table:table-cell table:style-name="ce10" office:value-type="float" office:value="1148.408449" calcext:value-type="float">
            <text:p>1148,408449</text:p>
          </table:table-cell>
          <table:table-cell table:formula="of:=[.B19]-[.C19]" office:value-type="float" office:value="3009.006713" calcext:value-type="float">
            <text:p>3009,006713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CBOR : ARRAY</text:p>
          </table:table-cell>
          <table:table-cell office:value-type="float" office:value="2961.493036" calcext:value-type="float">
            <text:p>2961,493036</text:p>
          </table:table-cell>
          <table:table-cell table:style-name="ce10" office:value-type="float" office:value="1138.149888" calcext:value-type="float">
            <text:p>1138,149888</text:p>
          </table:table-cell>
          <table:table-cell table:formula="of:=[.B21]-[.C21]" office:value-type="float" office:value="1823.343148" calcext:value-type="float">
            <text:p>1823,343148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PROTOBUF</text:p>
          </table:table-cell>
          <table:table-cell office:value-type="float" office:value="2592.73813" calcext:value-type="float">
            <text:p>2592,73813</text:p>
          </table:table-cell>
          <table:table-cell table:style-name="ce10" office:value-type="float" office:value="1140.633496" calcext:value-type="float">
            <text:p>1140,633496</text:p>
          </table:table-cell>
          <table:table-cell table:formula="of:=[.B23]-[.C23]" office:value-type="float" office:value="1452.104634" calcext:value-type="float">
            <text:p>1452,104634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/>
          <table:table-cell table:style-name="ce3"/>
          <table:table-cell/>
          <table:table-cell table:style-name="ce31"/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>
          <table:table-cell office:value-type="string" calcext:value-type="string">
            <text:p>XDR</text:p>
          </table:table-cell>
          <table:table-cell office:value-type="float" office:value="1514.04666" calcext:value-type="float">
            <text:p>1514,04666</text:p>
          </table:table-cell>
          <table:table-cell table:style-name="ce10" office:value-type="float" office:value="1137.758169" calcext:value-type="float">
            <text:p>1137,758169</text:p>
          </table:table-cell>
          <table:table-cell table:formula="of:=[.B25]-[.C25]" office:value-type="float" office:value="376.288491" calcext:value-type="float">
            <text:p>376,288491</text:p>
          </table:table-cell>
          <table:table-cell table:style-name="ce40" table:number-columns-repeated="3"/>
          <table:table-cell table:style-name="ce45"/>
          <table:table-cell table:style-name="ce40" table:number-columns-repeated="3"/>
          <table:table-cell table:style-name="ce46"/>
        </table:table-row>
        <table:table-row table:style-name="ro2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CPU PERCENTAGE (USER)</text:p>
            <text:p>data: 100 000 / frequency : 20µs </text:p>
          </table:table-cell>
          <table:covered-table-cell table:number-columns-repeated="2" table:style-name="ce15"/>
          <table:table-cell table:number-columns-repeated="8"/>
        </table:table-row>
        <table:table-row table:style-name="ro2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Without Ref: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3" table:style-name="ce8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 table:style-name="ce4"/>
          <table:table-cell table:style-name="ce3"/>
          <table:table-cell/>
          <table:table-cell table:style-name="ce11"/>
          <table:table-cell table:number-columns-repeated="8"/>
        </table:table-row>
        <table:table-row table:style-name="ro2">
          <table:table-cell office:value-type="string" calcext:value-type="string">
            <text:p>JSON-C : MAP</text:p>
          </table:table-cell>
          <table:table-cell office:value-type="float" office:value="15.9721" calcext:value-type="float">
            <text:p>15,9721</text:p>
          </table:table-cell>
          <table:table-cell table:style-name="ce10" office:value-type="float" office:value="8.54256" calcext:value-type="float">
            <text:p>8,54256</text:p>
          </table:table-cell>
          <table:table-cell table:style-name="ce32" table:formula="of:=[.B32]-[.C32]" office:value-type="float" office:value="7.42954" calcext:value-type="float">
            <text:p>7,42954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JSON-C : ARRAY</text:p>
          </table:table-cell>
          <table:table-cell office:value-type="float" office:value="13.6176" calcext:value-type="float">
            <text:p>13,6176</text:p>
          </table:table-cell>
          <table:table-cell table:style-name="ce10" office:value-type="float" office:value="9.7356" calcext:value-type="float">
            <text:p>9,7356</text:p>
          </table:table-cell>
          <table:table-cell table:style-name="ce32" table:formula="of:=[.B34]-[.C34]" office:value-type="float" office:value="3.882" calcext:value-type="float">
            <text:p>3,882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FASTJSON : MAP</text:p>
          </table:table-cell>
          <table:table-cell office:value-type="float" office:value="17.2202" calcext:value-type="float">
            <text:p>17,2202</text:p>
          </table:table-cell>
          <table:table-cell table:style-name="ce10" office:value-type="float" office:value="7.7794" calcext:value-type="float">
            <text:p>7,7794</text:p>
          </table:table-cell>
          <table:table-cell table:style-name="ce32" table:formula="of:=[.B36]-[.C36]" office:value-type="float" office:value="9.4408" calcext:value-type="float">
            <text:p>9,4408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FASTJSON : ARRAY</text:p>
          </table:table-cell>
          <table:table-cell office:value-type="float" office:value="15.2671" calcext:value-type="float">
            <text:p>15,2671</text:p>
          </table:table-cell>
          <table:table-cell table:style-name="ce10" office:value-type="float" office:value="8.2157" calcext:value-type="float">
            <text:p>8,2157</text:p>
          </table:table-cell>
          <table:table-cell table:style-name="ce32" table:formula="of:=[.B38]-[.C38]" office:value-type="float" office:value="7.0514" calcext:value-type="float">
            <text:p>7,0514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STRINGJSON : MAP</text:p>
          </table:table-cell>
          <table:table-cell office:value-type="float" office:value="18.1587" calcext:value-type="float">
            <text:p>18,1587</text:p>
          </table:table-cell>
          <table:table-cell table:style-name="ce10" office:value-type="float" office:value="9.9473" calcext:value-type="float">
            <text:p>9,9473</text:p>
          </table:table-cell>
          <table:table-cell table:style-name="ce32" table:formula="of:=[.B40]-[.C40]" office:value-type="float" office:value="8.2114" calcext:value-type="float">
            <text:p>8,2114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STRINGJSON : ARRAY</text:p>
          </table:table-cell>
          <table:table-cell office:value-type="float" office:value="14.3041" calcext:value-type="float">
            <text:p>14,3041</text:p>
          </table:table-cell>
          <table:table-cell table:style-name="ce10" office:value-type="float" office:value="7.8589" calcext:value-type="float">
            <text:p>7,8589</text:p>
          </table:table-cell>
          <table:table-cell table:style-name="ce32" table:formula="of:=[.B42]-[.C42]" office:value-type="float" office:value="6.4452" calcext:value-type="float">
            <text:p>6,4452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CBOR : MAP</text:p>
          </table:table-cell>
          <table:table-cell office:value-type="float" office:value="13.9631" calcext:value-type="float">
            <text:p>13,9631</text:p>
          </table:table-cell>
          <table:table-cell table:style-name="ce10" office:value-type="float" office:value="9.8442" calcext:value-type="float">
            <text:p>9,8442</text:p>
          </table:table-cell>
          <table:table-cell table:style-name="ce32" table:formula="of:=[.B44]-[.C44]" office:value-type="float" office:value="4.1189" calcext:value-type="float">
            <text:p>4,1189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CBOR : ARRAY</text:p>
          </table:table-cell>
          <table:table-cell office:value-type="float" office:value="12.4146" calcext:value-type="float">
            <text:p>12,4146</text:p>
          </table:table-cell>
          <table:table-cell table:style-name="ce10" office:value-type="float" office:value="9.7576" calcext:value-type="float">
            <text:p>9,7576</text:p>
          </table:table-cell>
          <table:table-cell table:style-name="ce32" table:formula="of:=[.B46]-[.C46]" office:value-type="float" office:value="2.657" calcext:value-type="float">
            <text:p>2,657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PROTOBUF</text:p>
          </table:table-cell>
          <table:table-cell office:value-type="float" office:value="12.2676" calcext:value-type="float">
            <text:p>12,2676</text:p>
          </table:table-cell>
          <table:table-cell table:style-name="ce10" office:value-type="float" office:value="9.1648" calcext:value-type="float">
            <text:p>9,1648</text:p>
          </table:table-cell>
          <table:table-cell table:style-name="ce32" table:formula="of:=[.B48]-[.C48]" office:value-type="float" office:value="3.1028" calcext:value-type="float">
            <text:p>3,1028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2">
          <table:table-cell office:value-type="string" calcext:value-type="string">
            <text:p>XDR</text:p>
          </table:table-cell>
          <table:table-cell office:value-type="float" office:value="9.8269" calcext:value-type="float">
            <text:p>9,8269</text:p>
          </table:table-cell>
          <table:table-cell table:style-name="ce10" office:value-type="float" office:value="9.8547" calcext:value-type="float">
            <text:p>9,8547</text:p>
          </table:table-cell>
          <table:table-cell table:style-name="ce32" table:formula="of:=[.B50]-[.C50]" office:value-type="float" office:value="-0.0277999999999992" calcext:value-type="float">
            <text:p>-0,027799999999999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CPU PERCENTAGE (USER)</text:p>
            <text:p>data: 100 000 / frequency : 10µs </text:p>
          </table:table-cell>
          <table:covered-table-cell table:number-columns-repeated="2" table:style-name="ce15"/>
          <table:table-cell table:number-columns-repeated="8"/>
        </table:table-row>
        <table:table-row table:style-name="ro2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percentage of data lost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3" table:style-name="ce8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 table:style-name="ce4"/>
          <table:table-cell table:style-name="ce3"/>
          <table:table-cell/>
          <table:table-cell table:style-name="ce11"/>
          <table:table-cell table:number-columns-repeated="8"/>
        </table:table-row>
        <table:table-row table:style-name="ro2">
          <table:table-cell office:value-type="string" calcext:value-type="string">
            <text:p>JSON-C : MAP</text:p>
          </table:table-cell>
          <table:table-cell office:value-type="float" office:value="16.2015" calcext:value-type="float">
            <text:p>16,2015</text:p>
          </table:table-cell>
          <table:table-cell table:style-name="ce10" office:value-type="float" office:value="8.1891" calcext:value-type="float">
            <text:p>8,189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JSON-C : ARRAY</text:p>
          </table:table-cell>
          <table:table-cell office:value-type="float" office:value="13.037" calcext:value-type="float">
            <text:p>13,037</text:p>
          </table:table-cell>
          <table:table-cell table:style-name="ce10" office:value-type="float" office:value="11.3055" calcext:value-type="float">
            <text:p>11,3055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FASTJSON : MAP</text:p>
          </table:table-cell>
          <table:table-cell office:value-type="float" office:value="18.2595" calcext:value-type="float">
            <text:p>18,2595</text:p>
          </table:table-cell>
          <table:table-cell table:style-name="ce10" office:value-type="float" office:value="9.5965" calcext:value-type="float">
            <text:p>9,5965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FASTJSON : ARRAY</text:p>
          </table:table-cell>
          <table:table-cell office:value-type="float" office:value="14.522" calcext:value-type="float">
            <text:p>14,522</text:p>
          </table:table-cell>
          <table:table-cell table:style-name="ce10" office:value-type="float" office:value="8.2352" calcext:value-type="float">
            <text:p>8,235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STRINGJSON : MAP</text:p>
          </table:table-cell>
          <table:table-cell office:value-type="float" office:value="17.8897" calcext:value-type="float">
            <text:p>17,8897</text:p>
          </table:table-cell>
          <table:table-cell table:style-name="ce10" office:value-type="float" office:value="8.8097" calcext:value-type="float">
            <text:p>8,8097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STRINGJSON : ARRAY</text:p>
          </table:table-cell>
          <table:table-cell office:value-type="float" office:value="15.5686" calcext:value-type="float">
            <text:p>15,5686</text:p>
          </table:table-cell>
          <table:table-cell table:style-name="ce10" office:value-type="float" office:value="8.1932" calcext:value-type="float">
            <text:p>8,193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CBOR : MAP</text:p>
          </table:table-cell>
          <table:table-cell office:value-type="float" office:value="15.1908" calcext:value-type="float">
            <text:p>15,1908</text:p>
          </table:table-cell>
          <table:table-cell table:style-name="ce10" office:value-type="float" office:value="9.7744" calcext:value-type="float">
            <text:p>9,774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CBOR : ARRAY</text:p>
          </table:table-cell>
          <table:table-cell office:value-type="float" office:value="11.5144" calcext:value-type="float">
            <text:p>11,5144</text:p>
          </table:table-cell>
          <table:table-cell table:style-name="ce10" office:value-type="float" office:value="8.6803" calcext:value-type="float">
            <text:p>8,680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PROTOBUF</text:p>
          </table:table-cell>
          <table:table-cell office:value-type="float" office:value="11.4677" calcext:value-type="float">
            <text:p>11,4677</text:p>
          </table:table-cell>
          <table:table-cell table:style-name="ce10" office:value-type="float" office:value="8.202" calcext:value-type="float">
            <text:p>8,20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2">
          <table:table-cell office:value-type="string" calcext:value-type="string">
            <text:p>XDR</text:p>
          </table:table-cell>
          <table:table-cell office:value-type="float" office:value="11.1945" calcext:value-type="float">
            <text:p>11,1945</text:p>
          </table:table-cell>
          <table:table-cell table:style-name="ce10" office:value-type="float" office:value="8.4452" calcext:value-type="float">
            <text:p>8,445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/>
        </table:table-row>
        <calcext:conditional-formats>
          <calcext:conditional-format calcext:target-range-address="natif.H7:natif.H2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68e76"/>
            </calcext:color-scale>
          </calcext:conditional-format>
          <calcext:conditional-format calcext:target-range-address="natif.L7:natif.L2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8aa97"/>
            </calcext:color-scale>
          </calcext:conditional-format>
          <calcext:conditional-format calcext:target-range-address="natif.D7:natif.D2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37b70"/>
            </calcext:color-scale>
          </calcext:conditional-format>
          <calcext:conditional-format calcext:target-range-address="natif.D32:natif.D50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68e76"/>
            </calcext:color-scale>
          </calcext:conditional-format>
          <calcext:conditional-format calcext:target-range-address="natif.D57:natif.D7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8aa97"/>
            </calcext:color-scale>
          </calcext:conditional-format>
        </calcext:conditional-formats>
      </table:table>
      <table:table table:name="h3" table:style-name="ta1">
        <table:table-column table:style-name="co12" table:default-cell-style-name="ce15"/>
        <table:table-column table:style-name="co13" table:default-cell-style-name="ce10"/>
        <table:table-column table:style-name="co14" table:default-cell-style-name="ce9"/>
        <table:table-column table:style-name="co15" table:default-cell-style-name="ce47"/>
        <table:table-column table:style-name="co5" table:number-columns-repeated="6" table:default-cell-style-name="Default"/>
        <table:table-row table:style-name="ro4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TIMER</text:p>
            <text:p>data: 500 000 struct C</text:p>
          </table:table-cell>
          <table:covered-table-cell table:number-columns-repeated="2" table:style-name="ce15"/>
          <table:table-cell table:number-columns-repeated="2"/>
          <table:table-cell table:style-name="ce44" office:value-type="string" calcext:value-type="string" table:number-columns-spanned="4" table:number-rows-spanned="1">
            <text:p>Benchmark ran on the H3 board (aarch64)</text:p>
          </table:table-cell>
          <table:covered-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Without Ref: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3" table:style-name="ce8" office:value-type="string" calcext:value-type="string">
            <text:p>(ms)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9"/>
          <table:table-cell/>
          <table:table-cell table:style-name="ce11"/>
          <table:table-cell table:number-columns-repeated="6"/>
        </table:table-row>
        <table:table-row table:style-name="ro2">
          <table:table-cell office:value-type="string" calcext:value-type="string">
            <text:p>JSON-C : MAP</text:p>
          </table:table-cell>
          <table:table-cell office:value-type="float" office:value="7321" calcext:value-type="float">
            <text:p>7321</text:p>
          </table:table-cell>
          <table:table-cell table:style-name="ce10" office:value-type="float" office:value="1813" calcext:value-type="float">
            <text:p>1813</text:p>
          </table:table-cell>
          <table:table-cell table:formula="of:=[.B5]-[.C5]" office:value-type="float" office:value="5508" calcext:value-type="float">
            <text:p>5508</text:p>
          </table:table-cell>
          <table:table-cell table:number-columns-repeated="6"/>
        </table:table-row>
        <table:table-row table:style-name="ro2">
          <table:table-cell/>
          <table:table-cell table:style-name="ce9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JSON-C : ARRAY</text:p>
          </table:table-cell>
          <table:table-cell office:value-type="float" office:value="4569" calcext:value-type="float">
            <text:p>4569</text:p>
          </table:table-cell>
          <table:table-cell table:style-name="ce10" office:value-type="float" office:value="1812" calcext:value-type="float">
            <text:p>1812</text:p>
          </table:table-cell>
          <table:table-cell table:formula="of:=[.B7]-[.C7]" office:value-type="float" office:value="2757" calcext:value-type="float">
            <text:p>2757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FASTJSON : MAP</text:p>
          </table:table-cell>
          <table:table-cell office:value-type="float" office:value="8119" calcext:value-type="float">
            <text:p>8119</text:p>
          </table:table-cell>
          <table:table-cell table:style-name="ce10" office:value-type="float" office:value="1812" calcext:value-type="float">
            <text:p>1812</text:p>
          </table:table-cell>
          <table:table-cell table:formula="of:=[.B9]-[.C9]" office:value-type="float" office:value="6307" calcext:value-type="float">
            <text:p>6307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FASTJSON : ARRAY</text:p>
          </table:table-cell>
          <table:table-cell office:value-type="float" office:value="5337" calcext:value-type="float">
            <text:p>5337</text:p>
          </table:table-cell>
          <table:table-cell table:style-name="ce10" office:value-type="float" office:value="1810" calcext:value-type="float">
            <text:p>1810</text:p>
          </table:table-cell>
          <table:table-cell table:formula="of:=[.B11]-[.C11]" office:value-type="float" office:value="3527" calcext:value-type="float">
            <text:p>3527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STRINGJSON : MAP</text:p>
          </table:table-cell>
          <table:table-cell office:value-type="float" office:value="9054" calcext:value-type="float">
            <text:p>9054</text:p>
          </table:table-cell>
          <table:table-cell table:style-name="ce10" office:value-type="float" office:value="1813" calcext:value-type="float">
            <text:p>1813</text:p>
          </table:table-cell>
          <table:table-cell table:formula="of:=[.B13]-[.C13]" office:value-type="float" office:value="7241" calcext:value-type="float">
            <text:p>7241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STRINGJSON : ARRAY</text:p>
          </table:table-cell>
          <table:table-cell office:value-type="float" office:value="6154" calcext:value-type="float">
            <text:p>6154</text:p>
          </table:table-cell>
          <table:table-cell table:style-name="ce10" office:value-type="float" office:value="1807" calcext:value-type="float">
            <text:p>1807</text:p>
          </table:table-cell>
          <table:table-cell table:formula="of:=[.B15]-[.C15]" office:value-type="float" office:value="4347" calcext:value-type="float">
            <text:p>4347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CBOR : MAP</text:p>
          </table:table-cell>
          <table:table-cell office:value-type="float" office:value="6181" calcext:value-type="float">
            <text:p>6181</text:p>
          </table:table-cell>
          <table:table-cell table:style-name="ce10" office:value-type="float" office:value="1811" calcext:value-type="float">
            <text:p>1811</text:p>
          </table:table-cell>
          <table:table-cell table:formula="of:=[.B17]-[.C17]" office:value-type="float" office:value="4370" calcext:value-type="float">
            <text:p>437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CBOR : ARRAY</text:p>
          </table:table-cell>
          <table:table-cell office:value-type="float" office:value="3857" calcext:value-type="float">
            <text:p>3857</text:p>
          </table:table-cell>
          <table:table-cell table:style-name="ce10" office:value-type="float" office:value="1815" calcext:value-type="float">
            <text:p>1815</text:p>
          </table:table-cell>
          <table:table-cell table:formula="of:=[.B19]-[.C19]" office:value-type="float" office:value="2042" calcext:value-type="float">
            <text:p>2042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PROTOBUF</text:p>
          </table:table-cell>
          <table:table-cell office:value-type="float" office:value="3652" calcext:value-type="float">
            <text:p>3652</text:p>
          </table:table-cell>
          <table:table-cell table:style-name="ce10" office:value-type="float" office:value="1808" calcext:value-type="float">
            <text:p>1808</text:p>
          </table:table-cell>
          <table:table-cell table:formula="of:=[.B21]-[.C21]" office:value-type="float" office:value="1844" calcext:value-type="float">
            <text:p>1844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48"/>
          <table:table-cell table:number-columns-repeated="6"/>
        </table:table-row>
        <table:table-row table:style-name="ro2">
          <table:table-cell office:value-type="string" calcext:value-type="string">
            <text:p>XDR</text:p>
          </table:table-cell>
          <table:table-cell office:value-type="float" office:value="2173" calcext:value-type="float">
            <text:p>2173</text:p>
          </table:table-cell>
          <table:table-cell table:style-name="ce10" office:value-type="float" office:value="1836" calcext:value-type="float">
            <text:p>1836</text:p>
          </table:table-cell>
          <table:table-cell table:formula="of:=[.B23]-[.C23]" office:value-type="float" office:value="337" calcext:value-type="float">
            <text:p>337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4"/>
          <table:table-cell table:number-columns-repeated="6"/>
        </table:table-row>
        <table:table-row table:style-name="ro3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CPU PERCENTAGE (USER)</text:p>
            <text:p>data: 100 000 / frequency : 20µs </text:p>
          </table:table-cell>
          <table:covered-table-cell table:number-columns-repeated="2" table:style-name="ce15"/>
          <table:table-cell table:number-columns-repeated="6"/>
        </table:table-row>
        <table:table-row table:style-name="ro2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Without Ref: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3" table:style-name="ce8" office:value-type="string" calcext:value-type="string">
            <text:p>(%)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3"/>
          <table:table-cell/>
          <table:table-cell table:style-name="ce11"/>
          <table:table-cell table:number-columns-repeated="6"/>
        </table:table-row>
        <table:table-row table:style-name="ro2">
          <table:table-cell office:value-type="string" calcext:value-type="string">
            <text:p>JSON-C : MAP</text:p>
          </table:table-cell>
          <table:table-cell office:value-type="float" office:value="4.57" calcext:value-type="float">
            <text:p>4,57</text:p>
          </table:table-cell>
          <table:table-cell table:style-name="ce10" office:value-type="float" office:value="2.86" calcext:value-type="float">
            <text:p>2,86</text:p>
          </table:table-cell>
          <table:table-cell table:style-name="ce49" table:formula="of:=[.B30]-[.C30]" office:value-type="float" office:value="1.71" calcext:value-type="float">
            <text:p>1,71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JSON-C : ARRAY</text:p>
          </table:table-cell>
          <table:table-cell office:value-type="float" office:value="3.24" calcext:value-type="float">
            <text:p>3,24</text:p>
          </table:table-cell>
          <table:table-cell table:style-name="ce10" office:value-type="float" office:value="2.53" calcext:value-type="float">
            <text:p>2,53</text:p>
          </table:table-cell>
          <table:table-cell table:style-name="ce49" table:formula="of:=[.B32]-[.C32]" office:value-type="float" office:value="0.71" calcext:value-type="float">
            <text:p>0,71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FASTJSON : MAP</text:p>
          </table:table-cell>
          <table:table-cell office:value-type="float" office:value="5.56" calcext:value-type="float">
            <text:p>5,56</text:p>
          </table:table-cell>
          <table:table-cell table:style-name="ce10" office:value-type="float" office:value="1.11" calcext:value-type="float">
            <text:p>1,11</text:p>
          </table:table-cell>
          <table:table-cell table:style-name="ce49" table:formula="of:=[.B34]-[.C34]" office:value-type="float" office:value="4.45" calcext:value-type="float">
            <text:p>4,45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FASTJSON : ARRAY</text:p>
          </table:table-cell>
          <table:table-cell office:value-type="float" office:value="3.51" calcext:value-type="float">
            <text:p>3,51</text:p>
          </table:table-cell>
          <table:table-cell table:style-name="ce10" office:value-type="float" office:value="2.46" calcext:value-type="float">
            <text:p>2,46</text:p>
          </table:table-cell>
          <table:table-cell table:style-name="ce49" table:formula="of:=[.B36]-[.C36]" office:value-type="float" office:value="1.05" calcext:value-type="float">
            <text:p>1,05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STRINGJSON : MAP</text:p>
          </table:table-cell>
          <table:table-cell office:value-type="float" office:value="4.88" calcext:value-type="float">
            <text:p>4,88</text:p>
          </table:table-cell>
          <table:table-cell table:style-name="ce10" office:value-type="float" office:value="1.05" calcext:value-type="float">
            <text:p>1,05</text:p>
          </table:table-cell>
          <table:table-cell table:style-name="ce49" table:formula="of:=[.B38]-[.C38]" office:value-type="float" office:value="3.83" calcext:value-type="float">
            <text:p>3,83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STRINGJSON : ARRAY</text:p>
          </table:table-cell>
          <table:table-cell office:value-type="float" office:value="3.61" calcext:value-type="float">
            <text:p>3,61</text:p>
          </table:table-cell>
          <table:table-cell table:style-name="ce10" office:value-type="float" office:value="2.23" calcext:value-type="float">
            <text:p>2,23</text:p>
          </table:table-cell>
          <table:table-cell table:style-name="ce49" table:formula="of:=[.B40]-[.C40]" office:value-type="float" office:value="1.38" calcext:value-type="float">
            <text:p>1,38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CBOR : MAP</text:p>
          </table:table-cell>
          <table:table-cell office:value-type="float" office:value="4.08" calcext:value-type="float">
            <text:p>4,08</text:p>
          </table:table-cell>
          <table:table-cell table:style-name="ce10" office:value-type="float" office:value="2.08" calcext:value-type="float">
            <text:p>2,08</text:p>
          </table:table-cell>
          <table:table-cell table:style-name="ce49" table:formula="of:=[.B42]-[.C42]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CBOR : ARRAY</text:p>
          </table:table-cell>
          <table:table-cell office:value-type="float" office:value="3.62" calcext:value-type="float">
            <text:p>3,62</text:p>
          </table:table-cell>
          <table:table-cell table:style-name="ce10" office:value-type="float" office:value="2.64" calcext:value-type="float">
            <text:p>2,64</text:p>
          </table:table-cell>
          <table:table-cell table:style-name="ce49" table:formula="of:=[.B44]-[.C44]" office:value-type="float" office:value="0.98" calcext:value-type="float">
            <text:p>0,98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PROTOBUF</text:p>
          </table:table-cell>
          <table:table-cell office:value-type="float" office:value="2.81" calcext:value-type="float">
            <text:p>2,81</text:p>
          </table:table-cell>
          <table:table-cell table:style-name="ce10" office:value-type="float" office:value="1.58" calcext:value-type="float">
            <text:p>1,58</text:p>
          </table:table-cell>
          <table:table-cell table:style-name="ce49" table:formula="of:=[.B46]-[.C46]" office:value-type="float" office:value="1.23" calcext:value-type="float">
            <text:p>1,23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0"/>
          <table:table-cell table:number-columns-repeated="6"/>
        </table:table-row>
        <table:table-row table:style-name="ro2">
          <table:table-cell office:value-type="string" calcext:value-type="string">
            <text:p>XDR</text:p>
          </table:table-cell>
          <table:table-cell office:value-type="float" office:value="2.17" calcext:value-type="float">
            <text:p>2,17</text:p>
          </table:table-cell>
          <table:table-cell table:style-name="ce10" office:value-type="float" office:value="1.64" calcext:value-type="float">
            <text:p>1,64</text:p>
          </table:table-cell>
          <table:table-cell table:style-name="ce49" table:formula="of:=[.B48]-[.C48]" office:value-type="float" office:value="0.53" calcext:value-type="float">
            <text:p>0,53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4"/>
          <table:table-cell table:number-columns-repeated="6"/>
        </table:table-row>
        <table:table-row table:style-name="ro3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CPU PERCENTAGE (USER)</text:p>
            <text:p>data: 100 000 / frequency : 10µs </text:p>
          </table:table-cell>
          <table:covered-table-cell table:number-columns-repeated="2" table:style-name="ce15"/>
          <table:table-cell table:number-columns-repeated="6"/>
        </table:table-row>
        <table:table-row table:style-name="ro2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percentage of data lost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3" table:style-name="ce8" office:value-type="string" calcext:value-type="string">
            <text:p>(%)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3"/>
          <table:table-cell/>
          <table:table-cell table:style-name="ce11"/>
          <table:table-cell table:number-columns-repeated="6"/>
        </table:table-row>
        <table:table-row table:style-name="ro2">
          <table:table-cell office:value-type="string" calcext:value-type="string">
            <text:p>JSON-C : MAP</text:p>
          </table:table-cell>
          <table:table-cell office:value-type="float" office:value="4.77" calcext:value-type="float">
            <text:p>4,77</text:p>
          </table:table-cell>
          <table:table-cell table:style-name="ce10" office:value-type="float" office:value="2.46" calcext:value-type="float">
            <text:p>2,46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JSON-C : ARRAY</text:p>
          </table:table-cell>
          <table:table-cell office:value-type="float" office:value="5.29" calcext:value-type="float">
            <text:p>5,29</text:p>
          </table:table-cell>
          <table:table-cell table:style-name="ce10" office:value-type="float" office:value="3.03" calcext:value-type="float">
            <text:p>3,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FASTJSON : MAP</text:p>
          </table:table-cell>
          <table:table-cell office:value-type="float" office:value="5.56" calcext:value-type="float">
            <text:p>5,56</text:p>
          </table:table-cell>
          <table:table-cell table:style-name="ce10" office:value-type="float" office:value="2.79" calcext:value-type="float">
            <text:p>2,7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FASTJSON : ARRAY</text:p>
          </table:table-cell>
          <table:table-cell office:value-type="float" office:value="4.38" calcext:value-type="float">
            <text:p>4,38</text:p>
          </table:table-cell>
          <table:table-cell table:style-name="ce10" office:value-type="float" office:value="2.93" calcext:value-type="float">
            <text:p>2,9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STRINGJSON : MAP</text:p>
          </table:table-cell>
          <table:table-cell office:value-type="float" office:value="5.37" calcext:value-type="float">
            <text:p>5,37</text:p>
          </table:table-cell>
          <table:table-cell table:style-name="ce10" office:value-type="float" office:value="2.65" calcext:value-type="float">
            <text:p>2,6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STRINGJSON : ARRAY</text:p>
          </table:table-cell>
          <table:table-cell office:value-type="float" office:value="5.33" calcext:value-type="float">
            <text:p>5,33</text:p>
          </table:table-cell>
          <table:table-cell table:style-name="ce10" office:value-type="float" office:value="2.17" calcext:value-type="float">
            <text:p>2,1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CBOR : MAP</text:p>
          </table:table-cell>
          <table:table-cell office:value-type="float" office:value="4.62" calcext:value-type="float">
            <text:p>4,62</text:p>
          </table:table-cell>
          <table:table-cell table:style-name="ce10" office:value-type="float" office:value="2.37" calcext:value-type="float">
            <text:p>2,3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CBOR : ARRAY</text:p>
          </table:table-cell>
          <table:table-cell office:value-type="float" office:value="3.68" calcext:value-type="float">
            <text:p>3,68</text:p>
          </table:table-cell>
          <table:table-cell table:style-name="ce10" office:value-type="float" office:value="2.68" calcext:value-type="float">
            <text:p>2,6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PROTOBUF</text:p>
          </table:table-cell>
          <table:table-cell office:value-type="float" office:value="3.11" calcext:value-type="float">
            <text:p>3,11</text:p>
          </table:table-cell>
          <table:table-cell table:style-name="ce10" office:value-type="float" office:value="2.88" calcext:value-type="float">
            <text:p>2,8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52"/>
          <table:table-cell table:number-columns-repeated="6"/>
        </table:table-row>
        <table:table-row table:style-name="ro2">
          <table:table-cell office:value-type="string" calcext:value-type="string">
            <text:p>XDR</text:p>
          </table:table-cell>
          <table:table-cell office:value-type="float" office:value="1.84" calcext:value-type="float">
            <text:p>1,84</text:p>
          </table:table-cell>
          <table:table-cell table:style-name="ce10" office:value-type="float" office:value="1.7" calcext:value-type="float">
            <text:p>1,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h3.D55:h3.D73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8aa97"/>
            </calcext:color-scale>
          </calcext:conditional-format>
          <calcext:conditional-format calcext:target-range-address="h3.D5:h3.D23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37b70"/>
            </calcext:color-scale>
          </calcext:conditional-format>
          <calcext:conditional-format calcext:target-range-address="h3.D30:h3.D48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68e7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4:14:04.46802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08:23:41.837895431</meta:creation-date>
    <dc:date>2020-06-24T17:39:22.177466579</dc:date>
    <meta:editing-duration>PT13H56M36S</meta:editing-duration>
    <meta:editing-cycles>10</meta:editing-cycles>
    <meta:generator>LibreOffice/6.0.7.3$Linux_X86_64 LibreOffice_project/00m0$Build-3</meta:generator>
    <meta:document-statistic meta:table-count="2" meta:cell-count="290" meta:object-count="0"/>
  </office:meta>
</office:document-meta>
</file>